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2pt" fo:language="es" fo:country="ES" style:text-underline-style="none" fo:font-weight="normal" officeooo:rsid="000604e2" officeooo:paragraph-rsid="000604e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language="es" fo:country="ES" style:text-underline-style="none" fo:font-weight="normal" officeooo:rsid="000604e2" officeooo:paragraph-rsid="000604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4pt" fo:language="es" fo:country="ES" style:text-underline-style="solid" style:text-underline-width="auto" style:text-underline-color="font-color" fo:font-weight="bold" officeooo:rsid="000604e2" officeooo:paragraph-rsid="000604e2"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language="es" fo:country="ES" style:text-underline-style="none" fo:font-weight="normal" officeooo:rsid="00062bde" officeooo:paragraph-rsid="00062bde"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language="es" fo:country="ES" style:text-underline-style="none" fo:font-weight="normal" officeooo:rsid="000ae5fd" officeooo:paragraph-rsid="000ae5fd" style:font-size-asian="12.25pt" style:font-weight-asian="normal" style:font-size-complex="14pt" style:font-weight-complex="normal"/>
    </style:style>
    <style:style style:name="P6" style:family="paragraph" style:parent-style-name="Standard">
      <style:paragraph-properties fo:text-align="end" style:justify-single-word="false"/>
      <style:text-properties fo:language="es" fo:country="ES" officeooo:paragraph-rsid="000604e2"/>
    </style:style>
    <style:style style:name="P7" style:family="paragraph" style:parent-style-name="Standard">
      <style:paragraph-properties fo:text-align="start" style:justify-single-word="false"/>
      <style:text-properties style:font-name="Arial" fo:font-size="12pt" fo:language="es" fo:country="ES" style:text-underline-style="none" fo:font-weight="normal" officeooo:rsid="000ae3db" officeooo:paragraph-rsid="00062bd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4pt" fo:language="es" fo:country="ES" style:text-underline-style="none" fo:font-weight="normal" officeooo:rsid="000c082e" officeooo:paragraph-rsid="000c082e"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fo:language="es" fo:country="ES" style:text-underline-style="none" fo:font-weight="normal" officeooo:rsid="00113d3f" officeooo:paragraph-rsid="00113d3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fo:language="es" fo:country="ES" style:text-underline-style="none" fo:font-weight="normal" officeooo:rsid="00140578" officeooo:paragraph-rsid="0014057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language="es" fo:country="ES" style:text-underline-style="none" fo:font-weight="normal" officeooo:rsid="0015a89c" officeooo:paragraph-rsid="0015a89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language="es" fo:country="ES" style:text-underline-style="none" fo:font-weight="normal" officeooo:rsid="0018348c" officeooo:paragraph-rsid="001f0178" style:font-size-asian="12.25pt" style:font-weight-asian="normal" style:font-size-complex="14pt" style:font-weight-complex="normal"/>
    </style:style>
    <style:style style:name="P13" style:family="paragraph" style:parent-style-name="Footnote">
      <style:text-properties officeooo:paragraph-rsid="001e22df"/>
    </style:style>
    <style:style style:name="T1" style:family="text">
      <style:text-properties fo:font-size="12pt" style:font-size-asian="10.5pt" style:font-size-complex="12pt"/>
    </style:style>
    <style:style style:name="T2" style:family="text">
      <style:text-properties fo:font-size="12pt" officeooo:rsid="0007c723" style:font-size-asian="10.5pt" style:font-size-complex="12pt"/>
    </style:style>
    <style:style style:name="T3" style:family="text">
      <style:text-properties fo:font-size="12pt" officeooo:rsid="00092895" style:font-size-asian="10.5pt" style:font-size-complex="12pt"/>
    </style:style>
    <style:style style:name="T4" style:family="text">
      <style:text-properties fo:font-size="12pt" officeooo:rsid="000ae3db" style:font-size-asian="10.5pt" style:font-size-complex="12pt"/>
    </style:style>
    <style:style style:name="T5" style:family="text">
      <style:text-properties fo:font-size="12pt" officeooo:rsid="000c01ca" style:font-size-asian="10.5pt" style:font-size-complex="12pt"/>
    </style:style>
    <style:style style:name="T6" style:family="text">
      <style:text-properties fo:font-size="12pt" officeooo:rsid="00173fa5" style:font-size-asian="10.5pt" style:font-size-complex="12pt"/>
    </style:style>
    <style:style style:name="T7" style:family="text">
      <style:text-properties fo:font-size="12pt" officeooo:rsid="001a24b6" style:font-size-asian="10.5pt" style:font-size-complex="12pt"/>
    </style:style>
    <style:style style:name="T8" style:family="text">
      <style:text-properties fo:font-size="12pt" officeooo:rsid="001a728b" style:font-size-asian="10.5pt" style:font-size-complex="12pt"/>
    </style:style>
    <style:style style:name="T9" style:family="text">
      <style:text-properties fo:font-size="12pt" officeooo:rsid="001b0a98" style:font-size-asian="10.5pt" style:font-size-complex="12pt"/>
    </style:style>
    <style:style style:name="T10" style:family="text">
      <style:text-properties fo:font-size="12pt" officeooo:rsid="001f0178" style:font-size-asian="10.5pt" style:font-size-complex="12pt"/>
    </style:style>
    <style:style style:name="T11" style:family="text">
      <style:text-properties fo:font-size="12pt" officeooo:rsid="0020b1e4" style:font-size-asian="10.5pt" style:font-size-complex="12pt"/>
    </style:style>
    <style:style style:name="T12" style:family="text">
      <style:text-properties fo:font-size="12pt" officeooo:rsid="0020c3f0" style:font-size-asian="10.5pt" style:font-size-complex="12pt"/>
    </style:style>
    <style:style style:name="T13" style:family="text">
      <style:text-properties style:font-name="Arial" fo:font-size="12pt" style:text-underline-style="none" fo:font-weight="normal" officeooo:rsid="000604e2" style:font-size-asian="10.5pt" style:font-weight-asian="normal" style:font-size-complex="12pt" style:font-weight-complex="normal"/>
    </style:style>
    <style:style style:name="T14" style:family="text">
      <style:text-properties style:font-name="Arial" fo:font-size="12pt" style:text-underline-style="none" fo:font-weight="normal" officeooo:rsid="0007db7b" style:font-size-asian="10.5pt" style:font-weight-asian="normal" style:font-size-complex="12pt" style:font-weight-complex="normal"/>
    </style:style>
    <style:style style:name="T15" style:family="text">
      <style:text-properties officeooo:rsid="001e22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3">Alejandro D</text:span><text:span text:style-name="T14">omí</text:span><text:span text:style-name="T13">nguez </text:span></text:p>
      <text:p text:style-name="P1">Miguel Ángel Muñoz</text:p>
      <text:p text:style-name="P3">Práctica de Algorítmica (Primavera 2017)</text:p>
      <text:p text:style-name="P2"/>
      <text:p text:style-name="P4"><text:span text:style-name="T1">Para generar K funciones de hash, como pide el enunciado, decidimos buscar una estrategia que nos las permitie</text:span><text:span text:style-name="T2">s</text:span><text:span text:style-name="T1">e generar “al vuelo” fuera cual fuese el valor de K. </text:span><text:span text:style-name="T3">Nuestra solución fue utilizar el método de hashing por multiplicación del CLRS (pág 263, 11.3.2). </text:span><text:span text:style-name="T4">Una función de hash </text:span><text:span text:style-name="T5">con este método queda definida por una constante A entre 0 y 1 que multiplica a la clave y una constante M bastante grande que multiplica la parte fraccional de la clave por A. Este resultado módulo el tamaño del filtro indica la posición en el filtro que ha de ponerse a 1. </text:span></text:p>
      <text:p text:style-name="P7"/>
      <text:p text:style-name="P5"><text:span text:style-name="T4">E</text:span><text:span text:style-name="T1">l primer problema que nos encontramos es que las claves a hashear iban a ser alfanuméricas, y nuestro método necesitaba que la clase fuera un entero, con lo cual quisimos representar cualquier combinación de caracteres y números como un entero en base 10 (haciendo un cambio de base </text:span><text:span text:style-name="T5">62</text:span><text:span text:style-name="T1"> a base 10), </text:span><text:span text:style-name="T5">este entero pasó a ser la clave que pasaríamos al filtro de bloom. Los valores [0-9a-zA-Z] son los 62 símbolos de nuestra base.</text:span></text:p>
      <text:p text:style-name="P8"><text:span text:style-name="T5">O</text:span><text:span text:style-name="T1">bviamente esto puede convertirse rápidamente en un número muy grande, O(62^n) para una clave de tamaño n, así que el tamaño de las claves será limitado.</text:span></text:p>
      <text:p text:style-name="P8"><text:span text:style-name="T1"/></text:p>
      <text:p text:style-name="P9"><text:span text:style-name="T1">Este problema pudimos reducirlo en cierta medida haciendo nuestro programa “case insensitive”, considerando sólo 36 símbolos y reduciendo nuestra base a 36.</text:span></text:p>
      <text:p text:style-name="P9"><text:span text:style-name="T1"/></text:p>
      <text:p text:style-name="P10"><text:span text:style-name="T1">Aún así, para números que deberían ser fácilmente tratables con doubles, del orden de 10^25, teníamos que el producto de la clave por A nos estaba dando cero, cosa que no pasaba para la clave “MiguelAngel”, pero sí para “MiguelAngelMunoz”. </text:span></text:p>
      <text:p text:style-name="P10"><text:span text:style-name="T1"/></text:p>
      <text:p text:style-name="P11"><text:span text:style-name="T1">Por este camino teníamos muchos problemas de precisión, así que decidimos utilizar una librería de precisión arbitraria para poder manejar claves de cualquier tamaño sin problemas. Elegimos GNU MP Bignum Library</text:span><text:span text:style-name="T1"><text:note text:id="ftn0" text:note-class="footnote"><text:note-citation>1</text:note-citation><text:note-body><text:p text:style-name="P13"><text:a xlink:type="simple" xlink:href="http://gmplib.org/" text:style-name="Internet_20_link" text:visited-style-name="Visited_20_Internet_20_Link"><text:span text:style-name="T15">http://gmplib.org/</text:span></text:a></text:p></text:note-body></text:note></text:span><text:span text:style-name="T1">. </text:span><text:span text:style-name="T6">Utilizando esta librería conseguimos solucionar los problemas y generar las funciones de hash que necesitábamos muy rápido.</text:span></text:p>
      <text:p text:style-name="P11"><text:span text:style-name="T6"/></text:p>
      <text:p text:style-name="P12"><text:span text:style-name="T6">P</text:span><text:span text:style-name="T1">robando nuestro método, resultaba que todas las claves, por muy diferentes que fuesen, se estaban hasheando a las mismas casillas del filtro de bloom </text:span><text:span text:style-name="T9">con demasiada frecuencia</text:span><text:span text:style-name="T1">. </text:span><text:span text:style-name="T7">Tras realizar muchísimas </text:span><text:span text:style-name="T8">pruebas </text:span><text:span text:style-name="T7">y comprobar que nuestro código funcionaba correctamente, concluimos que el problema estaba en nuestro método, </text:span><text:span text:style-name="T8">y decidimos probar otro: usando el método de la divisi</text:span><text:span text:style-name="T10">ó</text:span><text:span text:style-name="T8">n de CLRS(pág 269). </text:span><text:span text:style-name="T10">Dado un número de funciones de hash N, escogíamos los primeros N números primos a partir de un número que experimentalmente hemos visto que daba buenas distribuciones. Cada primo define una función de hash con el método de la división, para funcionar bien sólo requiere que en general las claves sean más grandes que el primo mayor, sino se hashearán repetidamente al mismo sitio. </text:span><text:span text:style-name="T11">Como solución a este problema decidimos añadir “relleno” en forma de caracteres extra a las claves </text:span><text:span text:style-name="T12">de dos caracteres o menos</text:span><text:span text:style-name="T11">. </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oft-page-break/><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4:54.515758415</meta:creation-date>
    <dc:date>2017-04-22T18:39:44.434706864</dc:date>
    <meta:editing-duration>PT5H18M8S</meta:editing-duration>
    <meta:editing-cycles>15</meta:editing-cycles>
    <meta:generator>LibreOffice/5.3.2.2$Linux_X86_64 LibreOffice_project/30m0$Build-2</meta:generator>
    <meta:document-statistic meta:table-count="0" meta:image-count="0" meta:object-count="0" meta:page-count="2" meta:paragraph-count="12" meta:word-count="466" meta:character-count="2868" meta:non-whitespace-character-count="2408"/>
  </office:meta>
</office:document-meta>
</file>